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automatic-styles>
    <style:style style:name="P1" style:family="paragraph" style:parent-style-name="Standard">
      <style:text-properties officeooo:rsid="0015de74" officeooo:paragraph-rsid="0015de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ge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モトヤLマルベリ3等幅" svg:font-family="モトヤLマルベリ3等幅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モトヤLマルベリ3等幅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モトヤLマルベリ3等幅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モトヤLマルベリ3等幅" style:font-family-asian="モトヤLマルベリ3等幅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05T15:31:15.797692212</meta:creation-date>
    <meta:editing-cycles>3</meta:editing-cycles>
    <meta:editing-duration>PT34S</meta:editing-duration>
    <dc:description>Comment</dc:description>
    <meta:keyword>Keyword1</meta:keyword>
    <meta:keyword>Keyword2</meta:keyword>
    <dc:subject>Subject</dc:subject>
    <dc:title>Title</dc:title>
    <dc:date>2014-01-05T15:52:39.418593141</dc:date>
    <meta:generator>LibreOffice/4.1.4.2$Linux_X86_64 LibreOffice_project/410m0$Build-2</meta:generator>
    <meta:document-statistic meta:table-count="0" meta:image-count="0" meta:object-count="0" meta:page-count="1" meta:paragraph-count="1" meta:word-count="1" meta:character-count="5" meta:non-whitespace-character-count="5"/>
    <meta:user-defined meta:name="Author">Author</meta:user-defined>
  </office:meta>
</office:document-meta>
</file>